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Footlight MT Light" svg:font-family="'Footlight MT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text-properties style:font-name="Liberation Sans1"/>
    </style:style>
    <style:style style:name="P2" style:family="paragraph" style:parent-style-name="Standard" style:list-style-name="WW8Num3">
      <style:text-properties style:font-name="Liberation Sans1"/>
    </style:style>
    <style:style style:name="P3" style:family="paragraph" style:parent-style-name="Standard">
      <style:text-properties style:font-name="Liberation Sans1" officeooo:rsid="000cd6da" officeooo:paragraph-rsid="000cd6da"/>
    </style:style>
    <style:style style:name="P4" style:family="paragraph" style:parent-style-name="Standard">
      <style:text-properties style:font-name="Liberation Sans1" officeooo:paragraph-rsid="000cd6da"/>
    </style:style>
    <style:style style:name="P5" style:family="paragraph" style:parent-style-name="Standard" style:list-style-name="WW8Num2">
      <style:text-properties style:font-name="Liberation Sans1"/>
    </style:style>
    <style:style style:name="P6" style:family="paragraph" style:parent-style-name="Standard" style:list-style-name="WW8Num12">
      <style:text-properties style:font-name="Liberation Sans1" officeooo:paragraph-rsid="000cd6da"/>
    </style:style>
    <style:style style:name="T1" style:family="text">
      <style:text-properties style:font-name="Footlight MT Light" fo:language="en" fo:country="US" fo:font-weight="bold" style:font-weight-asian="bold" style:font-name-complex="Footlight MT Light" style:font-weight-complex="bold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monospace" fo:font-size="9pt" fo:letter-spacing="normal" fo:font-style="normal" fo:font-weight="normal" officeooo:rsid="000cd6da"/>
    </style:style>
    <style:style style:name="T4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5" style:family="text">
      <style:text-properties fo:font-variant="normal" fo:text-transform="none" fo:color="#000000" loext:opacity="100%" fo:font-size="9pt" fo:letter-spacing="normal" fo:font-style="normal" fo:font-weight="normal" officeooo:rsid="000cd6da"/>
    </style:style>
    <style:style style:name="T6" style:family="text">
      <style:text-properties officeooo:rsid="000cd6da"/>
    </style:style>
    <style:style style:name="T7" style:family="text">
      <style:text-properties officeooo:rsid="000c4a07" style:font-name-asian="Liberation Sans" style:font-name-complex="Liberation Sans"/>
    </style:style>
    <style:style style:name="T8" style:family="text">
      <style:text-properties style:font-name="DejaVu Sans" officeooo:rsid="000cd6da" style:font-name-asian="DejaVu Sans" style:font-name-complex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tab/>Questão 1. <text:s/>Dê exemplos de funções f : N -&gt; N <text:s text:c="2"/>tais que:</text:p>
      <text:p text:style-name="P1"/>
      <text:list xml:id="list161447456" text:style-name="WW8Num3">
        <text:list-item>
          <text:p text:style-name="P2">f é total e injetora, mas não sobrejetora. </text:p>
          <text:p text:style-name="P2"/>
        </text:list-item>
      </text:list>
      <text:p text:style-name="P1"><text:tab/><text:tab/>f(n) = n+1</text:p>
      <text:p text:style-name="P1"><text:tab/><text:tab/>Ela é injetora já que sempre gera valores diferentes, é total pois sempre <text:tab/><text:tab/><text:tab/>dá resultado definido e não é sobrejetora pois não há número natural que satisfaça <text:tab/><text:tab/>f(n) = 0</text:p>
      <text:p text:style-name="P1"/>
      <text:list xml:id="list124720449224772" text:continue-numbering="true" text:style-name="WW8Num3">
        <text:list-item>
          <text:p text:style-name="P2">f é total e sobrejetora, mas não injetora. </text:p>
          <text:p text:style-name="P2"/>
          <text:p text:style-name="P2">f(n) = ⌊n/2⌋</text:p>
          <text:p text:style-name="P2">Ela é total pois possui resultado definido para todo N, e sobrejetora pois para qualquer número M há um número N tal que f(N) = M. Mas ela não é injetora, visto que f(3) = f(2) = 1</text:p>
          <text:p text:style-name="P2"/>
        </text:list-item>
        <text:list-item>
          <text:p text:style-name="P2">f não é total, mas é injetora e sobrejetora. </text:p>
          <text:p text:style-name="P2">f(n) = n-1</text:p>
          <text:p text:style-name="P2">Ela é injetora pois cada valor de N gera um resultado diferente em f(n). Ela é sobrejetora pois para qualquer número m em N há um correspondente f(n) = m<text:line-break/>Ela não é total pois é indefinida para f(0) visto que está limitada em N</text:p>
          <text:p text:style-name="P2"/>
        </text:list-item>
      </text:list>
      <text:p text:style-name="P1"/>
      <text:p text:style-name="P1"/>
      <text:p text:style-name="P1"/>
      <text:p text:style-name="P1"><text:tab/>Questão 2. <text:s/>Prove que {n3 + 3n2 <text:s/>+ 3n | n ≥ <text:s/>0} <text:s text:c="2"/>= <text:s/>{n3 <text:s/>– 1 <text:s/>| <text:s/>n &gt; 0 }.</text:p>
      <text:p text:style-name="P1"/>
      <text:p text:style-name="P1">Para isso, primeiro observamos que:</text:p>
      <text:p text:style-name="P1"/>
      <text:p text:style-name="P1">n³ + 3n² + 3n = (n + 1)³ - 1</text:p>
      <text:p text:style-name="P1"/>
      <text:p text:style-name="P1">Para ver isso, basta expandir o cubo de (n + 1) e simplificar:</text:p>
      <text:p text:style-name="P1"/>
      <text:p text:style-name="P1">(n + 1)³ = n³ + 3n² + 3n + 1</text:p>
      <text:p text:style-name="P1"/>
      <text:p text:style-name="P1">(n + 1)³ - 1 = n³ + 3n² + 3n</text:p>
      <text:p text:style-name="P1"/>
      <text:p text:style-name="P1">Com isso, podemos ver que todo número da forma n³ + 3n² + 3n, para n ≥ 0, pode ser escrito na forma (n + 1)³ - 1, onde n + 1 &gt; 0. Portanto, todo número da forma n³ + 3n² + 3n, para n ≥ 0, pertence ao conjunto {n³ - 1 | n &gt; 0}.</text:p>
      <text:p text:style-name="P1"/>
      <text:p text:style-name="P1">Agora, vamos mostrar que todo número da forma n³ - 1, para n &gt; 0, pertence ao conjunto {n³ + 3n² + 3n | n ≥ 0}. Isso pode ser feito simplesmente substituindo n - 1 por n na expressão n³ + 3n² + 3n:</text:p>
      <text:p text:style-name="P1"/>
      <text:p text:style-name="P1">(n - 1)³ + 3(n - 1)² + 3(n - 1) = n³ - 3n² + 3n - 1 + 3n² - 6n + 3 + 3n - 3</text:p>
      <text:p text:style-name="P1"/>
      <text:p text:style-name="P1">Simplificando, temos:</text:p>
      <text:p text:style-name="P1"/>
      <text:p text:style-name="P1">n³ + 3n² + 3n - 1</text:p>
      <text:p text:style-name="P1"/>
      <text:p text:style-name="P1">Portanto, todo número da forma n³ - 1, para n &gt; 0, pertence ao conjunto {n³ + 3n² + 3n | n ≥ 0}.</text:p>
      <text:p text:style-name="P1"/>
      <text:p text:style-name="P1">Com isso, concluímos que {n³ + 3n² + 3n | n ≥ 0} = {n³ - 1 | n &gt; 0}.</text:p>
      <text:p text:style-name="P1"/>
      <text:p text:style-name="P1"><text:tab/>Questão 3. <text:s/>Prove que (A <text:span text:style-name="T7">∩</text:span> B)’ = <text:s/>A’ <text:s/>U <text:s/>B’.</text:p>
      <text:p text:style-name="P1"/>
      <text:p text:style-name="P1">Seja x um elemento qualquer em um conjunto universo U.</text:p>
      <text:p text:style-name="P1"/>
      <text:p text:style-name="P1">Se x pertence a (A ∩ B)', isso significa que x não pertence a A ∩ B, ou seja, x não pertence a A ou x não pertence a B (ou ambos). Portanto, x pertence a A' ou x pertence a B' (ou ambos), o que implica que x pertence a A' U B'.</text:p>
      <text:p text:style-name="P1"><text:soft-page-break/></text:p>
      <text:p text:style-name="P1">Por outro lado, se x pertence a A' U B', isso significa que x pertence a A' ou x pertence a B' (ou ambos). Se x pertence a A', então x não pertence a A, mas não sabemos se x pertence a B ou não. Se x pertence a B', então x não pertence a B, mas não sabemos se x pertence a A ou não. Assim, x pertence a (A ∩ B)' se ele não pertence a A e/ou não pertence a B. Portanto, x pertence a (A ∩ B)'.</text:p>
      <text:p text:style-name="P1"/>
      <text:p text:style-name="P1">Assim, concluímos que (A ∩ B)' = A' U B'.</text:p>
      <text:p text:style-name="P1"/>
      <text:p text:style-name="P1"/>
      <text:p text:style-name="P1"/>
      <text:p text:style-name="P1"><text:tab/>Questão 4. <text:s/>Defina recursivamente a operação de multiplicação sobre N, usando sucessor e a operação de adição.</text:p>
      <text:p text:style-name="P1"/>
      <text:p text:style-name="P1">A multiplicação em cálculo lambda é definida recursivamente dentro desses termos.</text:p>
      <text:p text:style-name="P1"/>
      <text:p text:style-name="P1">mult (λn. λm. m (add n) 0)</text:p>
      <text:p text:style-name="P1">onde (add n) é definido por (λa. λb. a (successor b))</text:p>
      <text:p text:style-name="P1">(successor b) é o sucessor, que é aplicado a vezes em b.</text:p>
      <text:p text:style-name="P1">Por exemplo: <text:s/>4 (successor 3) calcula 4 sucessores de 3 ou 3 + 1 + 1 + 1 + 1 que é 7. Logo podemos aplicar a adição como iterações recursivas de sucessão</text:p>
      <text:p text:style-name="P1">Para multiplicar, aplicamos recursivamente adições de n em m com a mesma lógica</text:p>
      <text:p text:style-name="P1"/>
      <text:p text:style-name="P3">OBS, a definição é recursiva pois lambda define operações únicas, então o <text:s/>4 (successor 3) calcula o sucessor do sucessor do sucessor do sucessor de 3.</text:p>
      <text:p text:style-name="P1"/>
      <text:p text:style-name="P1"/>
      <text:p text:style-name="P1"/>
      <text:p text:style-name="P1"><text:tab/>Questão 5. <text:s/>Prove que <text:s text:c="2"/>1 + 2n &lt; 3 n <text:s/>para todo n &gt; 2.</text:p>
      <text:p text:style-name="P1"/>
      <text:p text:style-name="P3">Provando por indução usando de base k = 3<text:line-break/><text:line-break/>1 + 2n = 1 + 2(3) = 7<text:line-break/>3n = 3(3) = 9<text:line-break/>Como 7 &lt; 9 então a desigualdade é verdade para n = 3<text:line-break/></text:p>
      <text:p text:style-name="P3">Supondo que a desigualdade seja verdadeira para um número k &gt; 2.</text:p>
      <text:p text:style-name="P3">Mostrando também que é verdadeira para k + 1</text:p>
      <text:p text:style-name="P3"/>
      <text:p text:style-name="P3">1+2(k+1) = 1 + 2k + 2</text:p>
      <text:p text:style-name="P3">Usando a indução para substituir 1 + 2k por 3k -1</text:p>
      <text:p text:style-name="P3">1 + 2(k+1) = (3k – 1) + 2</text:p>
      <text:p text:style-name="P3">1+2(k+1) = 3k + 1</text:p>
      <text:p text:style-name="P3"/>
      <text:p text:style-name="P4"><text:span text:style-name="T6">Agora o outro lado</text:span></text:p>
      <text:p text:style-name="P4">3(k+1) = 3k + 3</text:p>
      <text:p text:style-name="P4"/>
      <text:p text:style-name="P4">Como 3k + 1 &lt; 3k + 3 para todo k &gt; 2, temos que:</text:p>
      <text:p text:style-name="P4"/>
      <text:p text:style-name="P4">1 + 2(k+1) &lt; 3(k+1)</text:p>
      <text:p text:style-name="P3">Logo a desigualdade é verdadeira para k+1, sendo assim verdadeira para todo n &gt; 2.</text:p>
      <text:p text:style-name="P1"/>
      <text:p text:style-name="P1"/>
      <text:p text:style-name="P1"/>
      <text:p text:style-name="P1"><text:tab/>Questão 6. <text:s/>Forneça uma relação que satisfaça a condição:</text:p>
      <text:p text:style-name="P1"/>
      <text:list text:style-name="WW8Num2">
        <text:list-item>
          <text:p text:style-name="P5">ser reflexiva e simétrica mas não transitiva.</text:p>
        </text:list-item>
        <text:list-item>
          <text:p text:style-name="P5">ser reflexiva e transitiva mas não simétrica.</text:p>
        </text:list-item>
        <text:list-item>
          <text:p text:style-name="P5">ser simétrica e transitiva mas não reflexiva.</text:p>
        </text:list-item>
      </text:list>
      <text:p text:style-name="P1"/>
      <text:p text:style-name="P1"/>
      <text:p text:style-name="P1">Obs: uma relação binária <text:s/><text:span text:style-name="T8">≡</text:span> sobre <text:s/>X <text:s/>é uma relação de equivalência se é:</text:p>
      <text:p text:style-name="P1"/>
      <text:list text:style-name="WW8Num12">
        <text:list-item>
          <text:list>
            <text:list-item>
              <text:list>
                <text:list-item>
                  <text:p text:style-name="P6">Reflexiva: <text:s/>a <text:span text:style-name="T8">≡ </text:span>a <text:s/>para todo a <text:span text:style-name="T8">∈</text:span> X.</text:p>
                </text:list-item>
                <text:list-item>
                  <text:p text:style-name="P6">Simétrica: <text:s/>a <text:span text:style-name="T8">≡</text:span> b <text:s/>implica <text:s/>b <text:span text:style-name="T8">≡</text:span> a.</text:p>
                </text:list-item>
                <text:list-item>
                  <text:p text:style-name="P6"><text:soft-page-break/>Transitiva: <text:s/>a <text:span text:style-name="T8">≡</text:span> b <text:s/>e <text:s/>b <text:span text:style-name="T8">≡</text:span> c <text:s/>implica <text:s/>a <text:span text:style-name="T8">≡</text:span> c. </text:p>
                </text:list-item>
              </text:list>
            </text:list-item>
          </text:list>
        </text:list-item>
      </text:list>
      <text:p text:style-name="P4"/>
      <text:p text:style-name="P4"/>
      <text:p text:style-name="P3">Cojunto exemplo X {1,2,3,4}</text:p>
      <text:p text:style-name="P3"/>
      <text:p text:style-name="P4"><text:span text:style-name="T6">Reflexiva e simétrica </text:span><text:span text:style-name="T4">{(1,1), (2,2), (3,3), (4,4), (1,2), (2,1), </text:span><text:span text:style-name="T5">(2,3), (3,2)</text:span><text:span text:style-name="T4">};<text:line-break/></text:span><text:span text:style-name="T5">Não é transitiva pois mesmo que 1,2 e 2,3 não tem 1,3</text:span></text:p>
      <text:p text:style-name="P4"><text:span text:style-name="T5"/></text:p>
      <text:p text:style-name="P4"><text:span text:style-name="T5">Reflexiva e transitiva {(1,1), (2,2), (3,3), (4,4), (1,2), (2,1), (2,3), (1,3)};</text:span></text:p>
      <text:p text:style-name="P4"><text:span text:style-name="T5"/></text:p>
      <text:p text:style-name="P3"><text:span text:style-name="T5">S</text:span><text:span text:style-name="T4">imétrica e transitiva {(1,2), (2,1), (2,3), (1,3), (3,2), (3,1)};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Footlight MT Light" svg:font-family="'Footlight MT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1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58cm" fo:text-align="justify" style:justify-single-word="false" fo:text-indent="0cm" style:auto-text-indent="false" fo:keep-with-next="always">
        <style:tab-stops>
          <style:tab-stop style:position="13.753cm"/>
        </style:tab-stops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1.249cm" style:auto-text-indent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251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align="justify" style:justify-single-word="false" fo:text-indent="0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font-size="13pt" style:font-size-asian="13pt"/>
    </style:style>
    <style:style style:name="Subtitle" style:family="paragraph" style:parent-style-name="Standard" style:next-style-name="Text_20_body" style:class="chapter">
      <style:paragraph-properties fo:margin-left="-1.251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Recuo_20_de_20_corpo_20_de_20_texto_20_3" style:display-name="Recuo de corpo de texto 3" style:family="paragraph" style:parent-style-name="Standard">
      <style:paragraph-properties fo:margin-left="1.884cm" fo:margin-right="0cm" fo:text-align="justify" style:justify-single-word="false" fo:text-indent="0.614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5z0" style:family="text"/>
    <style:style style:name="WW8Num6z0" style:family="text"/>
    <style:style style:name="WW8Num7z0" style:family="text">
      <style:text-properties fo:font-size="10pt" style:font-size-asian="10pt"/>
    </style:style>
    <style:style style:name="WW8Num7z1" style:family="text"/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2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2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677cm" fo:text-indent="-0.635cm" fo:margin-left="12.6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9cm" fo:text-indent="-0.739cm" fo:margin-left="0.739cm"/>
        </style:list-level-properties>
      </text:list-level-style-number>
      <text:list-level-style-number text:level="2" text:style-name="WW8Num5z0" loext:num-list-format="%1%.%2%)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z0" loext:num-list-format="%1%.%2%)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z0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5z0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5z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text:style-name="WW8Num7z1" loext:num-list-format="%1%.%2%)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7z1" loext:num-list-format="%1%.%2%)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1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7z1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7z1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7z1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7z1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7z1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0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0z0" loext:num-list-format="%1%.%2%)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0z0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0z0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0z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bullet text:level="2" text:style-name="WW8Num1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  <style:text-properties style:font-name="Symbol"/>
      </text:list-level-style-bullet>
      <text:list-level-style-bullet text:level="5" text:style-name="WW8Num1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  <style:text-properties style:font-name="Courier New"/>
      </text:list-level-style-bullet>
      <text:list-level-style-bullet text:level="6" text:style-name="WW8Num12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  <style:text-properties style:font-name="Symbol"/>
      </text:list-level-style-bullet>
      <text:list-level-style-bullet text:level="8" text:style-name="WW8Num1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  <style:text-properties style:font-name="Courier New"/>
      </text:list-level-style-bullet>
      <text:list-level-style-bullet text:level="9" text:style-name="WW8Num12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677cm" fo:text-indent="-0.635cm" fo:margin-left="12.6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341cm" fo:margin-left="3cm" fo:margin-right="2.0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partamento de Engenharia Elétrica - Engenharia de Controle e Automação</dc:title>
    <meta:initial-creator>Lelo</meta:initial-creator>
    <meta:creation-date>2009-08-12T13:21:00</meta:creation-date>
    <dc:date>2023-02-24T12:47:20.062072702</dc:date>
    <meta:print-date>2001-11-21T15:00:00</meta:print-date>
    <meta:editing-cycles>5</meta:editing-cycles>
    <meta:editing-duration>PT2H32M33S</meta:editing-duration>
    <meta:generator>LibreOffice/7.5.0.3$Linux_X86_64 LibreOffice_project/c21113d003cd3efa8c53188764377a8272d9d6de</meta:generator>
    <meta:document-statistic meta:table-count="0" meta:image-count="0" meta:object-count="0" meta:page-count="3" meta:paragraph-count="65" meta:word-count="1041" meta:character-count="4521" meta:non-whitespace-character-count="3531"/>
  </office:meta>
</office:document-meta>
</file>